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2" style:parent-style-name="Fuentedepárrafopredeter." style:family="text">
      <style:text-properties style:text-underline-type="single" style:text-underline-style="solid" style:text-underline-width="auto" style:text-underline-mode="continuous"/>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office:automatic-styles>
  <office:body>
    <office:text text:use-soft-page-breaks="true">
      <text:p text:style-name="P1">TRABAJO</text:p>
      <text:p text:style-name="Standard"/>
      <text:p text:style-name="Standard">Realiza un estudio sobre las campañas de Marketing lanzadas en las redes sociales sobre algún producto u/o servicio<text:s/>conocido.</text:p>
      <text:p text:style-name="Standard"/>
      <text:p text:style-name="Standard">NETFLIX</text:p>
      <text:p text:style-name="Standard"/>
      <text:p text:style-name="Standard">Después contesta a las<text:s/>siguientes preguntas:</text:p>
      <text:p text:style-name="Standard">1. ¿Cuál es la clave de las ventas en la<text:s/>actualidad?</text:p>
      <text:p text:style-name="Standard">2. ¿Qué es primordial para que un producto o servicio sobreviva?</text:p>
      <text:p text:style-name="Standard">3.<text:s/><text:span text:style-name="T2">Las</text:span><text:s/>redes sociales ¿son un buen canal de distribución?</text:p>
      <text:p text:style-name="Standard"/>
      <text:p text:style-name="Standard">La clave de Netflix es usar las redes sociales al máximo</text:p>
      <text:p text:style-name="Standard"/>
      <text:p text:style-name="Standard">Netflix sabe cómo aprovechar al máximo Facebook, Twitter e Instagram. Para eso, crean encuestas y hacen preguntas interesantes que estimulan rápidamente la respuesta de los espectadores.</text:p>
      <text:p text:style-name="Standard"/>
      <text:p text:style-name="Standard">Una descarada respuesta de Netflix, ya sea un comentario sarcástico o un GIF, puede dar como resultado cinco minutos de fama en Twitter. Esto alienta aún más a los fans a continuar la conversación debajo de sus publicaciones.</text:p>
      <text:p text:style-name="Standard"/>
      <text:p text:style-name="Standard">¿Qué podría ser más irritante que tener que eliminar un montón de newsletter aburridas y, lo más molesto, contenido repetitivo en el que ya ni siquiera estás interesado? Netflix conoce tu dolor y sabe sacarle partido.</text:p>
      <text:p text:style-name="Standard"/>
      <text:p text:style-name="Standard">Otra clave de Netflix es hacer<text:s/>marketing por correo electrónico de forma diferente, la compañía vigila tu comportamiento de navegación y envía correos electrónicos basados ​​en eso. Aquí hay una muestra de las preferencias del usuario que mide Netflix:</text:p>
      <text:p text:style-name="Standard"/>
      <text:list text:style-name="LFO1" text:continue-numbering="true">
        <text:list-item>
          <text:p text:style-name="P3">A qué hora ves contenido, en qué día.</text:p>
        </text:list-item>
        <text:list-item>
          <text:p text:style-name="P4">Cuando pausas, rebobinas y reanudas contenido.</text:p>
        </text:list-item>
        <text:list-item>
          <text:p text:style-name="P5">Las calificaciones que le das a cada película/serie.</text:p>
        </text:list-item>
        <text:list-item>
          <text:p text:style-name="P6">El dispositivo que usas para ver ese programa en particular.</text:p>
        </text:list-item>
        <text:list-item>
          <text:p text:style-name="P7">¿Prefieres ver un solo episodio o series completas a la vez?</text:p>
        </text:list-item>
        <text:list-item>
          <text:p text:style-name="P8">Otros hábitos de navegación y desplazamiento</text:p>
        </text:list-item>
        <text:list-item>
          <text:p text:style-name="P9"/>
        </text:list-item>
      </text:list>
      <text:p text:style-name="Standard">Suena escalofriante, ¿no? Pero mientras los datos se utilicen para mejorar la experiencia del cliente, ¡los clientes estarán contentos!</text:p>
      <text:p text:style-name="Standard"/>
      <text:p text:style-name="Standard">Lo primordial para que un producto sobreviva son los clientes, hay que saber atraer clientes y tenerlos contentos. Por eso, Netflix se esfuerza en tener a los clientes contentos porque es la base fundamental para que su negocio exista.</text:p>
      <text:p text:style-name="Standard"/>
      <text:p text:style-name="Standard">Las redes sociales no es que sean un buen canal de distribución, actualmente la mayoría de las personas ven a diario y en repetidas ocasiones sus redes sociales, si a eso le combinamos la publicidad de nuestro servicio, existe una gran probabilidad de que haya personas que les atraiga nuestro producto y así hacer que nos lo comp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nando Rabanal Márquez</dc:creator>
    <meta:creation-date>2019-11-06T09:41:00Z</meta:creation-date>
    <dc:date>2019-11-28T21:48:00Z</dc:date>
    <meta:template xlink:href="Normal" xlink:type="simple"/>
    <meta:editing-cycles>5</meta:editing-cycles>
    <meta:editing-duration>PT1380S</meta:editing-duration>
    <meta:document-statistic meta:page-count="1" meta:paragraph-count="4" meta:word-count="358" meta:character-count="2324" meta:row-count="16" meta:non-whitespace-character-count="1970"/>
  </office:meta>
</office:document-meta>
</file>